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Palatino Linotype" svg:font-family="'Palatino Linotype'"/>
    <style:font-face style:name="Tahoma1" svg:font-family="Tahoma"/>
    <style:font-face style:name="Courier New" svg:font-family="'Courier New'" style:font-family-generic="modern" style:font-pitch="fixed"/>
    <style:font-face style:name="Courier New1" svg:font-family="'Courier New'" style:font-adornments="Normal" style:font-family-generic="modern" style:font-pitch="fixed"/>
    <style:font-face style:name="Lucida Sans Unicode" svg:font-family="'Lucida Sans Unicode'" style:font-pitch="variable"/>
    <style:font-face style:name="Tahoma" svg:font-family="Tahoma" style:font-pitch="variable"/>
    <style:font-face style:name="Times New Roman1" svg:font-family="'Times New Roman'" style:font-adornments="Bold" style:font-pitch="variable"/>
    <style:font-face style:name="Times New Roman" svg:font-family="'Times New Roman'" style:font-adornments="Regular" style:font-pitch="variable"/>
    <style:font-face style:name="Times New Roman2" svg:font-family="'Times New Roman'" style:font-adornments="Regular" style:font-family-generic="roman" style:font-pitch="variable"/>
    <style:font-face style:name="Arial" svg:font-family="Arial" style:font-family-generic="swiss" style:font-pitch="variable"/>
  </office:font-face-decls>
  <office:automatic-styles>
    <style:style style:name="Table1" style:family="table">
      <style:table-properties style:width="16cm" table:align="margins"/>
    </style:style>
    <style:style style:name="Table1.A" style:family="table-column">
      <style:table-column-properties style:column-width="1.998cm" style:rel-column-width="8186*"/>
    </style:style>
    <style:style style:name="Table1.B" style:family="table-column">
      <style:table-column-properties style:column-width="6.271cm" style:rel-column-width="25686*"/>
    </style:style>
    <style:style style:name="Table1.C" style:family="table-column">
      <style:table-column-properties style:column-width="7.731cm" style:rel-column-width="31663*"/>
    </style:style>
    <style:style style:name="P1" style:family="paragraph" style:parent-style-name="Capa">
      <style:paragraph-properties fo:break-before="page"/>
    </style:style>
    <style:style style:name="P2" style:family="paragraph" style:parent-style-name="Heading_20_-_20_Sem_20_índice">
      <style:paragraph-properties fo:break-before="page"/>
    </style:style>
    <style:style style:name="P3" style:family="paragraph" style:parent-style-name="Table_20_Contents">
      <style:text-properties fo:font-style="italic" style:font-style-asian="italic" style:font-style-complex="italic"/>
    </style:style>
    <style:style style:name="P4" style:family="paragraph" style:parent-style-name="Standard">
      <style:paragraph-properties fo:margin-left="0cm" fo:margin-right="0cm" fo:text-indent="0cm" style:auto-text-indent="false"/>
    </style:style>
    <style:style style:name="P5" style:family="paragraph" style:parent-style-name="Standard">
      <style:paragraph-properties fo:break-before="page"/>
    </style:style>
    <style:style style:name="P6" style:family="paragraph" style:parent-style-name="Contents_20_1">
      <style:paragraph-properties>
        <style:tab-stops>
          <style:tab-stop style:position="16cm" style:type="right" style:leader-style="dotted" style:leader-text="."/>
        </style:tab-stops>
      </style:paragraph-properties>
    </style:style>
    <style:style style:name="P7" style:family="paragraph" style:parent-style-name="Contents_20_2">
      <style:paragraph-properties>
        <style:tab-stops>
          <style:tab-stop style:position="15.501cm" style:type="right" style:leader-style="dotted" style:leader-text="."/>
        </style:tab-stops>
      </style:paragraph-properties>
    </style:style>
    <style:style style:name="P8" style:family="paragraph" style:parent-style-name="Heading_20_1" style:list-style-name="L1"/>
    <style:style style:name="P9" style:family="paragraph" style:parent-style-name="Standard">
      <style:text-properties fo:font-style="normal" style:font-style-asian="normal" style:font-style-complex="normal"/>
    </style:style>
    <style:style style:name="P10" style:family="paragraph" style:parent-style-name="Standard">
      <style:text-properties fo:font-weight="bold" style:font-weight-asian="bold" style:font-weight-complex="bold"/>
    </style:style>
    <style:style style:name="P11" style:family="paragraph" style:parent-style-name="Standard">
      <style:text-properties fo:font-style="normal" fo:font-weight="normal" style:font-style-asian="normal" style:font-weight-asian="normal" style:font-style-complex="normal" style:font-weight-complex="normal"/>
    </style:style>
    <style:style style:name="P12" style:family="paragraph" style:parent-style-name="Standard">
      <style:text-properties style:text-underline-style="none"/>
    </style:style>
    <style:style style:name="P13" style:family="paragraph" style:parent-style-name="Standard">
      <style:text-properties fo:font-style="normal" style:text-underline-style="none" style:font-style-asian="normal" style:font-style-complex="normal"/>
    </style:style>
    <style:style style:name="P14" style:family="paragraph" style:parent-style-name="Heading_20_2">
      <style:text-properties fo:font-style="normal" style:font-style-asian="normal" style:font-style-complex="normal"/>
    </style:style>
    <style:style style:name="P15" style:family="paragraph" style:parent-style-name="Standard" style:list-style-name="L3">
      <style:text-properties fo:font-style="normal" style:text-underline-style="solid" style:text-underline-width="auto" style:text-underline-color="font-color" style:font-style-asian="normal" style:font-style-complex="normal"/>
    </style:style>
    <style:style style:name="P16" style:family="paragraph" style:parent-style-name="Standard" style:list-style-name="L4">
      <style:text-properties fo:font-style="normal" style:font-style-asian="normal" style:font-style-complex="normal"/>
    </style:style>
    <style:style style:name="P17" style:family="paragraph" style:parent-style-name="Heading_20_2" style:list-style-name="L1"/>
    <style:style style:name="P18" style:family="paragraph" style:parent-style-name="Bibliography_20_1">
      <style:paragraph-properties>
        <style:tab-stops/>
      </style:paragraph-properties>
    </style:style>
    <style:style style:name="P19" style:family="paragraph" style:parent-style-name="Standard">
      <style:text-properties style:font-name="Times New Roman2"/>
    </style:style>
    <style:style style:name="T1"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style:text-underline-style="none"/>
    </style:style>
    <style:style style:name="T5" style:family="text">
      <style:text-properties style:text-underline-style="solid" style:text-underline-width="auto" style:text-underline-color="font-color" fo:font-weight="normal" style:font-weight-asian="normal" style:font-weight-complex="normal"/>
    </style:style>
    <style:style style:name="T6" style:family="text">
      <style:text-properties fo:font-weight="normal" style:font-weight-asian="normal" style:font-weight-complex="normal"/>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style:text-underline-style="solid" style:text-underline-width="auto" style:text-underline-color="font-color"/>
    </style:style>
    <style:style style:name="T10" style:family="text">
      <style:text-properties fo:font-style="italic" style:text-underline-style="none" style:font-style-asian="italic" style:font-style-complex="italic"/>
    </style:style>
    <style:style style:name="T11" style:family="text">
      <style:text-properties fo:font-style="normal" style:text-underline-style="none" style:font-style-asian="normal" style:font-style-complex="normal"/>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text:style-name="Numbering_20_Symbols" style:num-prefix=" " style:num-suffix=" " style:num-format="1">
        <style:list-level-properties text:min-label-distance="0.381cm"/>
      </text:list-level-style-number>
      <text:list-level-style-number text:level="2" text:style-name="Numbering_20_Symbols" style:num-prefix=" " style:num-suffix=" " style:num-format="1" text:display-levels="2">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2">
      <text:list-level-style-number text:level="1" text:style-name="Numbering_20_Symbols" style:num-prefix=" " style:num-suffix=" " style:num-format="1">
        <style:list-level-properties text:min-label-distance="0.381cm"/>
      </text:list-level-style-number>
      <text:list-level-style-number text:level="2" text:style-name="Numbering_20_Symbols" style:num-prefix=" " style:num-suffix=" " style:num-format="1" text:display-levels="2">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Capa">CENTRO UNIVERSITÁRIO FEEVALE</text:p>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ANDRÉ WAGNER</text:p>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CRIAÇÃO E IMPLEMENTAÇÃO DE UM KIT DE </text:p>
      <text:p text:style-name="Capa">DESENVOLVIMENTO DE SOFTWARE PARA A </text:p>
      <text:p text:style-name="Capa">PROGRAMAÇÃO MODULAR DE EMULADORES</text:p>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NOVO HAMBURGO, 2006</text:p>
      <text:p text:style-name="Capa"/>
      <text:p text:style-name="P1">ANDRÉ WAGNER</text:p>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CRIAÇÃO E IMPLEMENTAÇÃO DE UM KIT DE </text:p>
      <text:p text:style-name="Capa">DESENVOLVIMENTO DE SOFTWARE PARA A </text:p>
      <text:p text:style-name="Capa">PROGRAMAÇÃO MODULAR DE EMULADORES</text:p>
      <text:p text:style-name="Capa"/>
      <text:p text:style-name="Capa"/>
      <text:p text:style-name="Capa"/>
      <text:p text:style-name="Capa"/>
      <text:p text:style-name="Capa"/>
      <text:p text:style-name="Capa"/>
      <text:p text:style-name="Capa"/>
      <text:p text:style-name="Capa"/>
      <text:p text:style-name="Capa"/>
      <text:p text:style-name="Capa"/>
      <text:p text:style-name="Capa">Centro Universitário Feevale</text:p>
      <text:p text:style-name="Capa">Instituto de Ciências Exatas e Tecnológicas</text:p>
      <text:p text:style-name="Capa">Curso de Ciência da Computação</text:p>
      <text:p text:style-name="Capa">Trabalho de Conclusão de Curso</text:p>
      <text:p text:style-name="Capa"/>
      <text:p text:style-name="Capa"/>
      <text:p text:style-name="Capa"/>
      <text:p text:style-name="Capa"/>
      <text:p text:style-name="Capa"/>
      <text:p text:style-name="Capa"/>
      <text:p text:style-name="Capa"/>
      <text:p text:style-name="Capa">Professor orientador: Delfim Luiz Torok</text:p>
      <text:p text:style-name="Capa"/>
      <text:p text:style-name="Capa"/>
      <text:p text:style-name="Capa"/>
      <text:p text:style-name="Capa"/>
      <text:p text:style-name="Capa"/>
      <text:p text:style-name="Capa"/>
      <text:p text:style-name="Capa"/>
      <text:p text:style-name="Capa"/>
      <text:p text:style-name="Capa">Novo Hamburgo, dezembro de 2006</text:p>
      <text:p text:style-name="Capa"/>
      <text:p text:style-name="P2">Dedicatória</text:p>
      <text:p text:style-name="Standard"/>
      <text:p text:style-name="Heading_20_-_20_Sem_20_índice">Resumo</text:p>
      <text:p text:style-name="Resumo"/>
      <text:p text:style-name="Heading_20_-_20_Sem_20_índice">Abstract</text:p>
      <text:p text:style-name="Resumo"/>
      <text:p text:style-name="Heading_20_-_20_Sem_20_índice">Lista de abreviaturas e siglas</text:p>
      <table:table table:name="Table1" table:style-name="Table1">
        <table:table-column table:style-name="Table1.A"/>
        <table:table-column table:style-name="Table1.B"/>
        <table:table-column table:style-name="Table1.C"/>
        <table:table-row>
          <table:table-cell office:value-type="string">
            <text:p text:style-name="Table_20_Contents">JVM</text:p>
          </table:table-cell>
          <table:table-cell office:value-type="string">
            <text:p text:style-name="P3">Java Virtual Machine</text:p>
          </table:table-cell>
          <table:table-cell office:value-type="string">
            <text:p text:style-name="Table_20_Contents">Máquina Virtual Java</text:p>
          </table:table-cell>
        </table:table-row>
        <table:table-row>
          <table:table-cell office:value-type="string">
            <text:p text:style-name="Table_20_Contents">PC</text:p>
          </table:table-cell>
          <table:table-cell office:value-type="string">
            <text:p text:style-name="P3">Personal Computer</text:p>
          </table:table-cell>
          <table:table-cell office:value-type="string">
            <text:p text:style-name="Table_20_Contents">Computador Pessoal</text:p>
          </table:table-cell>
        </table:table-row>
        <table:table-row>
          <table:table-cell office:value-type="string">
            <text:p text:style-name="Table_20_Contents">RAM</text:p>
          </table:table-cell>
          <table:table-cell office:value-type="string">
            <text:p text:style-name="P3">Random Access Memory</text:p>
          </table:table-cell>
          <table:table-cell office:value-type="string">
            <text:p text:style-name="Table_20_Contents">Memória de Acesso Randômico</text:p>
          </table:table-cell>
        </table:table-row>
        <table:table-row>
          <table:table-cell office:value-type="string">
            <text:p text:style-name="Table_20_Contents">WINE</text:p>
          </table:table-cell>
          <table:table-cell office:value-type="string">
            <text:p text:style-name="P3">Wine Is Not a Emulator</text:p>
          </table:table-cell>
          <table:table-cell office:value-type="string">
            <text:p text:style-name="Table_20_Contents">Wine Não é um Emulador</text:p>
          </table:table-cell>
        </table:table-row>
      </table:table>
      <text:p text:style-name="P4"/>
      <text:p text:style-name="P5"/>
      <text:table-of-content text:style-name="Sect1" text:protected="true" text:name="Table of Contents1">
        <text:table-of-content-source text:outline-level="10">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SUMÁRIO</text:p>
          </text:index-title>
          <text:p text:style-name="P6">Introdução<text:tab/>8</text:p>
          <text:p text:style-name="P6"><text:s/>1 Conceitos Introdutórios sobre Emulação<text:tab/>9</text:p>
          <text:p text:style-name="P7"><text:s/>1.1 Emuladores<text:tab/>9</text:p>
          <text:p text:style-name="P7"><text:s/>1.2 Simuladores, Emuladores e Virtualizadores<text:tab/>10</text:p>
          <text:p text:style-name="P7"><text:s/>1.3 Filosofia de Funcionamento<text:tab/>11</text:p>
          <text:p text:style-name="P7"><text:s/>1.4 Tipos de Emuladores<text:tab/>13</text:p>
          <text:p text:style-name="P7"><text:s/>1.5 Benefícios do Uso de Emuladores<text:tab/>14</text:p>
          <text:p text:style-name="P7"><text:s/>1.6 Considerações Finais<text:tab/>15</text:p>
          <text:p text:style-name="P6"><text:s/>2 Arquitetura de Hardware do Ponto de Vista do Emulador<text:tab/>16</text:p>
          <text:p text:style-name="P6"><text:s/>3 Técnicas tradicionais na Construção de Emuladores<text:tab/>17</text:p>
          <text:p text:style-name="P7"><text:s/>3.1 Estrutura de um emulador<text:tab/>17</text:p>
          <text:p text:style-name="P7"><text:s/>3.2 Microprocessador<text:tab/>17</text:p>
          <text:p text:style-name="P7"><text:s/>3.3 Memória<text:tab/>17</text:p>
          <text:p text:style-name="P7"><text:s/>3.4 Gráficos<text:tab/>17</text:p>
          <text:p text:style-name="P6">Conclusão<text:tab/>18</text:p>
          <text:p text:style-name="P6">Referências Bibliográficas<text:tab/>19</text:p>
        </text:index-body>
      </text:table-of-content>
      <text:p text:style-name="P4"/>
      <text:list text:style-name="L1">
        <text:list-header>
          <text:h text:style-name="P8" text:outline-level="1" text:is-list-header="true">Introdução</text:h>
        </text:list-header>
      </text:list>
      <text:p text:style-name="Standard"/>
      <text:list text:style-name="L1" text:continue-numbering="true">
        <text:list-item>
          <text:h text:style-name="P8" text:outline-level="1">Conceitos Introdutórios sobre Emuladores</text:h>
        </text:list-item>
      </text:list>
      <text:p text:style-name="Standard">Este capítulo objetiva introduzir o assunto de emuladores, definindo o que são, quais são os seus tipos básicos e a sua filosofia de funcionamento, bem como seu uso atual e histórico.</text:p>
      <text:h text:style-name="Heading_20_2" text:outline-level="2" text:restart-numbering="true" text:start-value="1">Emuladores</text:h>
      <text:p text:style-name="Standard">Um <text:span text:style-name="T1">emulador</text:span> é um programa de computador que simula o comportamento de uma arquitetura computacional, de modo que um software escrito para uma plataforma possa ser executado em outra. A Sociedade Britânica de Computação define a emulação como “[...] uma forma precisa de simulação que imita exatamente o comportamento ou as circunstâncias que se estão simulando. Um emulador permite que um tipo de computador opere como se fosse um tipo diferente de computador.” [tradução nossa] (<text:bibliography-mark text:identifier="BRITISH, 2002" text:bibliography-type="book" text:address="Boston" text:author="BRITISH Computer Society" text:edition="10" text:pages="390" text:publisher="Addison Wesley" text:title="A Glossary of Computing Terms" text:year="2002">BRITISH, 2002</text:bibliography-mark>, p. 30-31).</text:p>
      <text:p text:style-name="Standard">Um emulador assemelha-se bastante a uma máquina virtual, como a Máquina Virtual Java (JVM, do inglês <text:span text:style-name="T2">Java Virtual Machine</text:span><text:span text:style-name="T3">). Neste caso, o código é escrito na linguagem Java pelo programador, e compilado para um </text:span><text:span text:style-name="T2">bytecode</text:span><text:span text:style-name="T3"><text:note text:id="ftn1" text:note-class="footnote"><text:note-citation>1</text:note-citation><text:note-body><text:p text:style-name="Footnote">Conjunto de instruções em forma binária, interpretáveis através de uma máquina virtual. Do inglês código em bytes.</text:p></text:note-body></text:note></text:span><text:span text:style-name="T3">. Este bytecode – semelhante <text:s/>a um código binário executável – é então interpretado por uma máquina virtual, como o JVM. “A Máquina Virtual Java é um computador abstrato. Como em um computador real, possui um conjunto de instruções e manipula várias áreas de memória em tempo de execução.” [tradução nossa] (</text:span><text:span text:style-name="T3"><text:bibliography-mark text:identifier="LINDHOLM, 1999" text:bibliography-type="book" text:address="Boston" text:author="LINDHOLM, Tim; YELLIN, Frank" text:edition="2" text:pages="473" text:publisher="Addison Wesley" text:title="The Java Virtual Machine" text:year="1999">LINDHOLM, 1999</text:bibliography-mark></text:span><text:span text:style-name="T3">).</text:span><text:span text:style-name="T3"><office:annotation><dc:creator>AW</dc:creator><dc:date>2006-08-27T00:00:00</dc:date><text:p>Ver página</text:p></office:annotation></text:span></text:p>
      <text:p text:style-name="P9">A diferença essencial entre um emulador e uma máquina virtual está no fato da máquina virtual interpretar código escrito para uma máquina abstrata, enquanto um emulador procura interpretar código escrito para uma máquina real, geralmente diferente daquela na qual o emulador está sendo executado. No caso máquina virtual, o código foi escrito especificamente para<text:span text:style-name="T4"> ela, enquanto no caso do emulador, o código foi escrito não para o emulador, mas para outra arquitetura computacional.</text:span></text:p>
      <text:p text:style-name="P9">Um exemplo de emulador é o fMSX. O fMSX é um software que simula o funcionamento de um computador MSX<text:note text:id="ftn2" text:note-class="footnote"><text:note-citation>2</text:note-citation><text:note-body><text:p text:style-name="Footnote">Computador de arquitetura aberta criado por uma parceria entre Microsoft e ASCII, de modo a oferecer uma arquitetura padrão. Usava um microprocessador Zilog Z80. Foi muito popular no Brasil nos anos 80, onde era fabricado pela Gradiente (com o nome de Expert) e pela Sharp (com o nome de Hotbit).</text:p></text:note-body></text:note> em uma série de sistemas operacionais diferentes, como Windows, MS-DOS, MacOS, Linux, etc. Desta forma, é possível usar um computador PC<text:note text:id="ftn3" text:note-class="footnote"><text:note-citation>3</text:note-citation><text:note-body><text:p text:style-name="Footnote">Computador pessoal padrão IBM usando microprocessador da série x86. Do inglês <text:span text:style-name="T2">Personal Computer</text:span><text:span text:style-name="T3">.</text:span></text:p></text:note-body></text:note> com Windows (ou MS-DOS, ou outros sistemas operacionais) e, ainda assim, executar qualquer programa escrito para o MSX (<text:bibliography-mark text:identifier="FAYZULLIN, 2006" text:bibliography-type="www" text:author="FAYZULLIN, Marat" text:title="fMSX: Portable MSX Emulator" text:url="http://fms.komkon.org/fMSX/" text:custom1="27 ago. 2006">FAYZULLIN, 2006</text:bibliography-mark>).</text:p>
      <text:p text:style-name="P9">A performance de um emulador é muito importante, pois é necessário que o usuário tenha a impressão de que está usando uma máquina real. Para isso, o emulador precisa manter a sincronização, de modo a não ser executado nem muito rápida nem muito lentamente (<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 p. 11).</text:p>
      <text:h text:style-name="Heading_20_2" text:outline-level="2">Simuladores, Emuladores e Virtualizadores</text:h>
      <text:p text:style-name="Standard">Existem diferentes tipos de software que simulam outras arquiteturas, e que variam de acordo com seu propósito, precisão da interpretação, abrangência de plataformas emuláveis e velocidade de emulação.</text:p>
      <text:p text:style-name="P10"><text:span text:style-name="T5">Simuladores</text:span><text:span text:style-name="T6"> são programas que buscam imitar o funcionamento de uma arquitetura com precisão absoluta. Estes geralmente são usados por engenheiros de software ou de hardware com o objetivo de testar novos tipos de hardware ou software, ou então para compreender como um sistema age internamente (um exemplo seria compreender como um determinado sistema operacional está usando a memória </text:span><text:span text:style-name="T7">cache</text:span><text:span text:style-name="T7"><text:note text:id="ftn4" text:note-class="footnote"><text:note-citation>4</text:note-citation><text:note-body><text:p text:style-name="Footnote">Memória de acesso muito rápido, onde uma cópia dos dados mais utilizados da memória RAM são armazenados.</text:p></text:note-body></text:note></text:span><text:span text:style-name="T8">). Devido à sua precisão, um simulador geralmente não consegue atingir uma velocidade equivalente à do hardware original (</text:span><text:span text:style-name="T8"><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span><text:span text:style-name="T8">, p. 12).</text:span></text:p>
      <text:p text:style-name="P11">Um <text:span text:style-name="T9">emulador</text:span><text:span text:style-name="T4"> funciona de forma semelhante a um simulador, mas busca obter uma velocidade compatível com a do hardware original. Para isto, um emulador muitas vezes precisa deixar um pouco da precisão de lado para obter um desempenho superior (este fator será discutido com mais profundidade na seção </text:span><text:span text:style-name="T4"><text:reference-ref text:reference-format="chapter" text:ref-name="3.4">3.4</text:reference-ref></text:span><text:span text:style-name="T4">). Segundo del Barrio,</text:span></text:p>
      <text:p text:style-name="Citacao">Outro aspecto da emulação que deve ser levado em conta é o nível de precisão que o emulador necessita. O tipo de emulador ao qual nos referimos não necessita ser preciso em um nível muito baixo (por exemplo, no funcionamento interno do microprocessador, nas funções de <text:span text:style-name="T2">cache</text:span><text:span text:style-name="T3"> ou no tráfego de barramento) porque a intenção não é analisar a performance ou simular o computador. Queremos emular o comportamento externo dos </text:span><text:span text:style-name="T2">videogames</text:span><text:span text:style-name="T3"> (ou aplicativos) executados no emulador o mais próximo possível do computador real. A intenção é que o emulador soe e se pareça o máximo possível com o sistema real. Isto significa que, às vezes, a precisão precisa ser sacrificada pelo desempenho, porque uma das coisas mais importantes a serem emuladas em um emulador é a “sensação de tempo”, ou seja, o emulador precisa ser executado exatamente à mesma velocidade do sistema real. [tradução nossa] (</text:span><text:span text:style-name="T3"><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span><text:span text:style-name="T3">, p. 16).</text:span></text:p>
      <text:p text:style-name="Standard">Um <text:span text:style-name="T9">emulador de alto nível</text:span><text:span text:style-name="T4"> é um tipo especial de emulador construído com o objetivo de obter um desempenho superior. Nele, as chamadas de sistema</text:span><text:span text:style-name="T4"><text:note text:id="ftn5" text:note-class="footnote"><text:note-citation>5</text:note-citation><text:note-body><text:p text:style-name="Footnote">Mecanismo utilizado por um aplicativo para requisitar um serviço do sistema operacional, geralmente através de uma interrupção de software.</text:p></text:note-body></text:note></text:span><text:span text:style-name="T4"> dos aplicativos são capturadas e, ao invés de serem emuladas, são executadas em código nativo pelo próprio emulador. A desvantagem deste método é que ele é muito pouco preciso, e para cada software da plataforma que está sendo emulada, é necessário testar e adaptar o emulador. Um exemplo deste tipo de emulador é o UltraHLE, que emula um videogame do tipo Nintendo 64 (</text:span><text:span text:style-name="T4"><text:bibliography-mark text:identifier="ULTRAHLE, 2006" text:bibliography-type="custom1" text:annote="Descreve informações técnicas do emulador UltraHLE" text:title="ULTRAHLE: Technical Information" text:year="2006" text:url="http://www.emuunlim.com/UltraHLE/old/techinfo.htm" text:custom1="27. ago 2006">ULTRAHLE, 2006</text:bibliography-mark></text:span><text:span text:style-name="T4">).</text:span></text:p>
      <text:p text:style-name="P12">Um <text:span text:style-name="T9">virtualizador</text:span> é um tipo de emulador que emula apenas a mesma arquitetura onde está sendo executado. Ele faz isso emulando apenas os componentes e executando o código binário diretamente no processador, atingindo assim uma velocidade quase nativa. É usado para executar um sistema operacional diferente do que se está sendo executado, mas que rode na mesma arquitetura (por exemplo, Windows e Linux). Um exemplo de virtualizador é o VMWare (<text:bibliography-mark text:identifier="VMWARE, 2006" text:bibliography-type="www" text:author="VMWARE Inc" text:title="Virtualization Overview: VMWare Whitepaper" text:url="http://www.vmware.com/pdf/virtualization.pdf" text:custom1="15 ago. 2006">VMWARE, 2006</text:bibliography-mark>).</text:p>
      <text:p text:style-name="Standard"><text:span text:style-name="T4">Por último, existem ainda os </text:span><text:span text:style-name="T9">simuladores de sistema operacional</text:span><text:span text:style-name="T4">. Neste caso, eles agem como virtualizadores, mas ao invés de emular os componentes de hardware, eles capturam as chamadas de sistema e as implementam em uma plataforma diferente. Exemplos deste tipo de software são o </text:span><text:span text:style-name="T10">Cooperative Linux </text:span><text:span text:style-name="T11">(que permite usar programas de Linux dentro do Windows)</text:span><text:span text:style-name="T10"> </text:span><text:span text:style-name="T11">e o WINE</text:span><text:span text:style-name="T11"><text:note text:id="ftn6" text:note-class="footnote"><text:note-citation>6</text:note-citation><text:note-body><text:p text:style-name="Footnote"><text:span text:style-name="T3">“</text:span><text:span text:style-name="T2">Wine</text:span> não é um Emulador” - programa que permite executar programas de Windows no Linux, emulando as chamadas de sistema à API do Windows (do inglês <text:span text:style-name="T2">Wine Is Not a Emulator</text:span><text:span text:style-name="T3">)</text:span></text:p></text:note-body></text:note></text:span><text:span text:style-name="T11"> (que permite usar programas de Windows no Linux) (</text:span><text:span text:style-name="T11"><text:bibliography-mark text:identifier="ALONI, 2004" text:bibliography-type="article" text:address="Ottawa" text:author="ALONI, Dan" text:booktitle="Proceedings of the Linux Symposium" text:title="Cooperative Linux" text:volume="1" text:year="2004" text:url="http://www.colinux.org/publications/Reprint-Aloni-OLS2004.pdf">ALONI, 2004</text:bibliography-mark></text:span><text:span text:style-name="T11">).</text:span></text:p>
      <text:p text:style-name="P13">Levando em conta todos estes tipos de programas simuladores, a construção de <text:span text:style-name="T9">emuladores</text:span> será o foco principal deste trabalho.</text:p>
      <text:h text:style-name="Heading_20_2" text:outline-level="2">Filosofia de Funcionamento</text:h>
      <text:p text:style-name="Standard">Segundo Von Neumann, os computadores são formados por um conjunto de, no mínimo, cinco componentes: uma unidade de memória (hoje geralmente conhecida por memória RAM<text:note text:id="ftn7" text:note-class="footnote"><text:note-citation>7</text:note-citation><text:note-body><text:p text:style-name="Footnote">Memória de Acesso Randômico, significando uma memória que pode ser acessada em qualquer posição, ao contrário dos outros tipos de memória usados antigamente, como fitas (do inglês <text:span text:style-name="T2">Random Access Memory</text:span><text:span text:style-name="T3">)</text:span></text:p></text:note-body></text:note>), uma unidade de entrada (um teclado, por exemplo), uma unidade de saída (um monitor de vídeo, por exemplo), uma unidade de controle e uma unidade de lógica aritmética (geralmente hoje unificadas em um microprocessador), todos conectados através de um barramento (<text:bibliography-mark text:identifier="VON NEUMANN, 1945" text:bibliography-type="mastersthesis" text:address="Philadelphia" text:author="VON NEUMANN, John" text:institution="University of Pennsylvania" text:pages="101" text:title="First Draft on a Report on the EDVAC" text:year="1945">VON NEUMANN, 1945</text:bibliography-mark>).</text:p>
      <text:p text:style-name="Standard">Da mesma forma que um computador, um emulador é escrito de forma modular, com <text:s/>os módulos tendo uma função semelhante à do computador. Desta forma, é escrito um módulo que emula um microprocessador, um módulo que emula a memória de um computador, um módulo que emula os gráficos, e assim por diante. Estes módulos são unificados através de um laço<text:note text:id="ftn8" text:note-class="footnote"><text:note-citation>8</text:note-citation><text:note-body><text:p text:style-name="Footnote">Um conjunto de instruções de um programa que é definido apenas uma vez, mas é executado repetidamente.</text:p></text:note-body></text:note>, que de uma forma simplificada poderia ser o seguinte para uma máquina monoprocessada:</text:p>
      <text:p text:style-name="Código">int ciclos_de_clock;</text:p>
      <text:p text:style-name="Código"/>
      <text:p text:style-name="Código">while(emulacao_executando)</text:p>
      <text:p text:style-name="Código">{</text:p>
      <text:p text:style-name="Código"><text:tab/>emular_microprocessador(&amp;ciclos_de_clock);</text:p>
      <text:p text:style-name="Código"><text:tab/>emular_graficos(ciclos_de_clock);</text:p>
      <text:p text:style-name="Código"><text:tab/>emular_som(ciclos_de_clock);</text:p>
      <text:p text:style-name="Código"><text:tab/>emular_outro_hardware(ciclos_de_clock);</text:p>
      <text:p text:style-name="Código"><text:tab/>receber_entrada_teclado();</text:p>
      <text:p text:style-name="Código"><text:tab/>sincronizar_tempo();</text:p>
      <text:p text:style-name="Código">}</text:p>
      <text:p text:style-name="Código"/>
      <text:p text:style-name="Standard">A emulação de um microprocessador é completamente diferente da emulação dos outros tipos de componente. O microprocessador carrega bytes da memória e executa as funções equivalentes àqueles bytes, retornando à memória o resultado da execução, ou então realizando alguma outra operação (por exemplo, comunicando-se com algum outro componente do sistema). A execução do microprocessador será interrompida com uma certa freqüência para tratar eventos de outros componentes, num processo chamado <text:span text:style-name="T3">interrupção. (</text:span><text:span text:style-name="T3"><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span><text:span text:style-name="T3">). A emulação de microprocessadores será discutida mais profundamente na sessão </text:span><text:span text:style-name="T3"><text:reference-ref text:reference-format="chapter" text:ref-name="3.4">3.4</text:reference-ref></text:span><text:span text:style-name="T3">.</text:span></text:p>
      <text:p text:style-name="P9">É necessário que haja uma sincronia entre o microprocessador e os outros componentes, e esta sincronia é atingida através de um sinal de <text:span text:style-name="T2">clock</text:span>, que é um sinal digital usado para coordenar as ações de dois ou mais circuitos (<text:bibliography-mark text:identifier="CLOCK, 2006" text:bibliography-type="www" text:author="CLOCK Signal" text:title=" Wikipedia, the Free Encyclopedia" text:url="http://en.wikipedia.org/wiki/Clock_signal" text:custom1="28 ago. 2006.">CLOCK, 2006</text:bibliography-mark>). No emulador, diferentemente da máquina real, todos os componentes são guiados pelo microprocessador – ele é o responsável por produzir a informação de quantos ciclos de <text:span text:style-name="T2">clock</text:span> foram gerados com a última instrução, e esta informação é passada aos outros componentes no momento de sua emulação (<text:bibliography-mark text:identifier="BORIS, 1999" text:bibliography-type="www" text:author="BORIS, Daniel" text:title="How Do I Write An Emulator?" text:year="1999." text:url="http://personals.ac.upc.edu/vmoya/docs/HowToDanBoris.txt" text:custom1="28 ago. 2006">BORIS, 1999</text:bibliography-mark>).</text:p>
      <text:p text:style-name="P9">Outros componentes internos do computador também devem ser emulados. Geralmente, eles se comunicam com o microprocessador e uns com os outros através de áreas de memória (onde cada componente tem uma área de memória reservada para si), de portas e de interrupções. Computadores modernos também usam um sistema de Acesso Direto à Memória (DMA, do inglês <text:span text:style-name="T2">Direct Memory Access</text:span>), onde o componente tem acesso direto ä memória sem a interferência do microprocessador, de modo a acelerar alguns processos. (citação)<office:annotation><dc:creator>AW</dc:creator><dc:date>2006-08-29T00:00:00</dc:date><text:p>Inserir bibliografia</text:p></office:annotation></text:p>
      <text:p text:style-name="P9">Dos componentes internos do computador a serem emulados, o que é geralmente mais crítico (em tempo de recursos) e mais complexo de todos é o sistema gráfico. De acordo com del Barrio, “a emulação gráfica [...] ocupará mais de 50% do tempo da emulação, às vezes tanto quanto 80% a 90%” [tradução nossa] (<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 p. 107). Assim, na emulação do sistema gráfico – e, algumas vezes, de outros componentes – se faz necessário sacrificar a exatidão da emulação em prol do desempenho.</text:p>
      <text:p text:style-name="P9">O sistema de sistema de entrada , geralmente baseado em teclado e mouse (no caso de microcomputadores) ou em joystick (no caso de videogames), é geralmente a parte mais simples da emulação. Neste caso, uma ação é realizada na plataforma emulada (por exemplo, escrevendo um byte na memória ou gerando uma interrupção) quando a ação equivalente for executada pelo usuário na plataforma onde o emulador está rodando.</text:p>
      <text:h text:style-name="P14" text:outline-level="2">Tipos de Emuladores</text:h>
      <text:p text:style-name="P9">Segundo Laureano, os emuladores podem ser baseados em hardware, software ou alguma combinação entre os dois. Emuladores baseados em <text:span text:style-name="T9">hardware</text:span><text:span text:style-name="T4"> são aqueles que são totalmente implementados em um componente físico, como um </text:span><text:span text:style-name="T10">microchip</text:span><text:span text:style-name="T4">. Emuladores baseados em </text:span><text:span text:style-name="T9">software</text:span><text:span text:style-name="T4"> são aqueles que são executados em um computador, totalmente separados da implementação de hardware e onde o software provê todos os recursos para a emulação. Existem ainda as soluções </text:span><text:span text:style-name="T9">híbridas</text:span><text:span text:style-name="T4">, onde parte da emulação é feita em hardware, e parte em software. (</text:span><text:span text:style-name="T4"><text:bibliography-mark text:identifier="LAUREANO, 2006" text:bibliography-type="book" text:address="São Paulo" text:author="LAUREANO, Marcos" text:edition="1" text:pages="184" text:publisher="Novatec" text:title="Máquinas Virtuais e Emuladores" text:year="2006">LAUREANO, 2006</text:bibliography-mark></text:span><text:span text:style-name="T4">).</text:span></text:p>
      <text:p text:style-name="P13">Os emuladores baseados em software, que são o foco principal deste trabalho, podem ser implementados de quatro formas diferentes:</text:p>
      <text:list text:style-name="L3">
        <text:list-item>
          <text:p text:style-name="P15">Interpretação<text:span text:style-name="T4">: neste caso, cada instrução é interpretada por um módulo que emula o microprocessador. O emulador do microprocessador lê a próxima instrução da memória, busca seu código de execução em uma tabela de instruções e executa-a, realizando assim a função equivalente. Este método tem a vantagem de ser o tipo de emulação mais completo – qualquer plataforma pode ser emulada em qualquer plataforma, e até mesmo um emulador pode ser executado dentro de outro emulador. Está é, entretanto, o tipo mais lento de implementação (</text:span><text:span text:style-name="T4"><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span><text:span text:style-name="T4">).</text:span></text:p>
        </text:list-item>
        <text:list-item>
          <text:p text:style-name="P15">Tradução binária estática<text:span text:style-name="T4">: um emulador deste tipo funciona de forma mais parecida com um compilador. Nele, um aplicativo escrito para uma arquitetura é compilado para código binário executável em outra arquitetura. Desta forma, um programa executável de uma arquitetura se transforma num programa executável de outra arquitetura. Este é o tipo mais rápido de emulação, porém tem sérias limitações – ele não consegue lidar com código que se auto-modifique – o que acontece em todos os computadores, quando um aplicativo é carregado de uma unidade de armazenamento (como um disquete) para a memória. Portanto, serve apenas para algumas plataformas específicas que não usem sistema operacional nem carreguem programas para a memória (como os videogames mais antigos). (</text:span><text:span text:style-name="T4"><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span><text:span text:style-name="T4">)</text:span></text:p>
        </text:list-item>
        <text:list-item>
          <text:p text:style-name="P15">Tradução binária dinâmica<text:span text:style-name="T4"> – nesta técnica, partes do código são compiladas (e recompiladas) durante a execução, sob demanda, de modo que o código gerado na memória venha a refletir as modificações que aconteceram durante a execução do emulador. Esta técnica é a mesma usada por máquinas virtuais do tipo </text:span><text:span text:style-name="T10">just-in-time</text:span><text:span text:style-name="T4"> (JIT) (</text:span><text:span text:style-name="T4"><text:bibliography-mark text:identifier="LAUREANO, 2006" text:bibliography-type="book" text:address="São Paulo" text:author="LAUREANO, Marcos" text:edition="1" text:pages="184" text:publisher="Novatec" text:title="Máquinas Virtuais e Emuladores" text:year="2006">LAUREANO, 2006</text:bibliography-mark></text:span><text:span text:style-name="T4">). Este tipo de emulador é mais rápido que o interpretador, mas mais lento que o tradutor binário estático, e seu grande problema é a extrema complexidade de implementação, devido à necessidade de técnicas avançadas para detecção de blocos de código, detecção de memória modificada, compilação e otimização.</text:span></text:p>
        </text:list-item>
        <text:list-item>
          <text:p text:style-name="P15">Virtualização<text:span text:style-name="T4"> – esta técnica é a mais rápida de todas, mas pode apenas ser usada em ambientes onde a arquitetura onde o emulador será executado e a arquitetura que será emulada são a mesma. Neste caso, apenas os componentes são emulados, mas o código é executado nativamente pelo microprocessador. Esta técnica é muito utilizada em computadores PC, de modo a permitir que dois sistemas operacionais sejam executados na mesma máquina, ou então para manter vários serviços rodando isoladamente em um mesmo computador (</text:span><text:span text:style-name="T4"><text:bibliography-mark text:identifier="LAUREANO, 2006" text:bibliography-type="book" text:address="São Paulo" text:author="LAUREANO, Marcos" text:edition="1" text:pages="184" text:publisher="Novatec" text:title="Máquinas Virtuais e Emuladores" text:year="2006">LAUREANO, 2006</text:bibliography-mark></text:span><text:span text:style-name="T4">).</text:span></text:p>
        </text:list-item>
      </text:list>
      <text:p text:style-name="P13">Este trabalho tratará apenas dos emuladores que usam a técnica de interpretação, por ser a única das técnicas que permite uma modularização e o reaproveitamento dos componentes implementados, bem como a unificação das atividades padrão.</text:p>
      <text:h text:style-name="P14" text:outline-level="2">Benefícios do Uso de Emuladores</text:h>
      <text:p text:style-name="P9">Os emuladores podem ser usados para diferentes fins:</text:p>
      <text:list text:style-name="L4">
        <text:list-item>
          <text:p text:style-name="P16">Facilitar o desenvolvimento para plataformas onde a programação na própria plataforma é difícil ou impossível. Um exemplo é o desenvolvimento de jogos de videogame onde, em muitos casos, o desenvolvimento é feito em um computador e testado em um emulador. Outro exemplo são os dispositivos móveis (computadores portáteis e celulares), onde a pequena tela dificultaria extremamente a programação, mas com o uso de um emulador o programador não só tem a facilidade de poder testar seu desenvolvimento em uma tela maior, como também a agilidade de não precisar fazer um <text:span text:style-name="T2">upload</text:span> para o dispositivo a cada nova compilação.</text:p>
        </text:list-item>
        <text:list-item>
          <text:p text:style-name="P16">Permitir o uso de aplicativos legados, que eram utilizados em equipamentos que não estão mais disponíveis, ou aos quais o usuário não têm acesso.</text:p>
        </text:list-item>
        <text:list-item>
          <text:p text:style-name="P16">Facilitar o desenvolvimento de novos sistemas operacionais, permitindo ao desenvolvedor ter acesso a tudo que acontece dentro de cada componente, e dando a ela a facilidade de testar seu sistema com diferentes configurações.</text:p>
        </text:list-item>
        <text:list-item>
          <text:p text:style-name="P16">Facilitar o desenvolvimento de programas para múltiplas plataformas, oferecendo ao desenvolvedor uma gama de arquiteturas nas quais ele pode testar seus programas sem ter que copiá-los a outros computadores. <text:s/></text:p>
        </text:list-item>
        <text:list-item>
          <text:p text:style-name="P16">“Testar configurações e situações diferentes do mundo real, como, por exemplo, mais memória disponível ou a presença de outros dispositivos de E/S” (<text:bibliography-mark text:identifier="LAUREANO, 2006" text:bibliography-type="book" text:address="São Paulo" text:author="LAUREANO, Marcos" text:edition="1" text:pages="184" text:publisher="Novatec" text:title="Máquinas Virtuais e Emuladores" text:year="2006">LAUREANO, 2006</text:bibliography-mark>, p. 35).</text:p>
        </text:list-item>
        <text:list-item>
          <text:p text:style-name="P16">“Auxiliar no ensino prático de sistemas operacionais e programação ao permitir a execução de vários sistemas para comparação no mesmo equipamento” (<text:bibliography-mark text:identifier="LAUREANO, 2006" text:bibliography-type="book" text:address="São Paulo" text:author="LAUREANO, Marcos" text:edition="1" text:pages="184" text:publisher="Novatec" text:title="Máquinas Virtuais e Emuladores" text:year="2006">LAUREANO, 2006</text:bibliography-mark>, p. 35).</text:p>
        </text:list-item>
      </text:list>
      <text:h text:style-name="Heading_20_2" text:outline-level="2">Considerações Finais</text:h>
      <text:p text:style-name="Standard">O aumento do número de arquiteturas disponíveis no mercado trouxe um aumento na demanda por novos tipos de emuladores. Existe uma vasta gama de técnicas de emulação e simulação, mas a implementação de qualquer uma delas é tarefa custosa, exigindo meses de desenvolvimento e teste, e da implementação de complexos algoritmos de modo a obter um desempenho equivalente à arquitetura original.</text:p>
      <text:p text:style-name="Standard">Neste capítulo foi feita uma breve introdução sobre a filosofia de funcionamento de um emulador, e nos próximos será feita uma análise mais profunda das técnicas e dificuldades existentes neste tipo de desenvolvimento.</text:p>
      <text:list text:style-name="L1" text:continue-numbering="true">
        <text:list-item>
          <text:h text:style-name="P8" text:outline-level="1">Arquitetura de Hardware do Ponto de Vista do Emulador</text:h>
        </text:list-item>
      </text:list>
      <text:p text:style-name="Standard"/>
      <text:list text:style-name="L1" text:continue-numbering="true">
        <text:list-item>
          <text:h text:style-name="P8" text:outline-level="1">Técnicas tradicionais na Construção de Emuladores</text:h>
        </text:list-item>
      </text:list>
      <text:p text:style-name="Standard"/>
      <text:list text:style-name="L1" text:continue-numbering="true">
        <text:list-item>
          <text:list text:continue-numbering="true">
            <text:list-item>
              <text:h text:style-name="P17" text:outline-level="2">Estrutura de um emulador</text:h>
            </text:list-item>
          </text:list>
        </text:list-item>
      </text:list>
      <text:p text:style-name="Standard"/>
      <text:list text:style-name="L1" text:continue-numbering="true">
        <text:list-item>
          <text:list text:continue-numbering="true">
            <text:list-item>
              <text:h text:style-name="P17" text:outline-level="2"><text:reference-mark-start text:name="Processador"/>Microprocessador<text:reference-mark-end text:name="Processador"/></text:h>
            </text:list-item>
          </text:list>
        </text:list-item>
      </text:list>
      <text:p text:style-name="Standard"/>
      <text:list text:style-name="L1" text:continue-numbering="true">
        <text:list-item>
          <text:list text:continue-numbering="true">
            <text:list-item>
              <text:h text:style-name="P17" text:outline-level="2">Memória</text:h>
            </text:list-item>
          </text:list>
        </text:list-item>
      </text:list>
      <text:p text:style-name="Standard"/>
      <text:list text:style-name="L1" text:continue-numbering="true">
        <text:list-item>
          <text:list text:continue-numbering="true">
            <text:list-item>
              <text:h text:style-name="P17" text:outline-level="2"><text:reference-mark-start text:name="3.4"/>Gráficos<text:reference-mark-end text:name="3.4"/></text:h>
            </text:list-item>
          </text:list>
        </text:list-item>
      </text:list>
      <text:p text:style-name="Standard"/>
      <text:h text:style-name="Heading_20_1" text:outline-level="1" text:is-list-header="true">Conclusão</text:h>
      <text:p text:style-name="Standard"/>
      <text:p text:style-name="Standard"/>
      <text:p text:style-name="P5"><text:toc-mark text:string-value="Referências Bibliográficas" text:outline-level="1"/></text:p>
      <text:bibliography text:style-name="Sect1" text:protected="true" text:name="Bibliography1">
        <text:bibliography-source>
          <text:index-title-template text:style-name="Bibliography_20_Heading">Referências Bibliográficas</text:index-title-template>
          <text:bibliography-entry-template text:bibliography-type="article" text:style-name="Bibliography_20_1">
            <text:index-entry-bibliography text:bibliography-data-field="author"/>
            <text:index-entry-span>. </text:index-entry-span>
            <text:index-entry-bibliography text:bibliography-data-field="title"/>
            <text:index-entry-span>. </text:index-entry-span>
            <text:index-entry-bibliography text:style-name="Main_20_index_20_entry" text:bibliography-data-field="booktitle"/>
            <text:index-entry-span>, </text:index-entry-span>
            <text:index-entry-bibliography text:bibliography-data-field="address"/>
            <text:index-entry-span>, v. </text:index-entry-span>
            <text:index-entry-bibliography text:bibliography-data-field="volume"/>
            <text:index-entry-span>. </text:index-entry-span>
            <text:index-entry-bibliography text:bibliography-data-field="year"/>
            <text:index-entry-span>.</text:index-entry-span>
          </text:bibliography-entry-template>
          <text:bibliography-entry-template text:bibliography-type="book" text:style-name="Bibliography_20_1">
            <text:index-entry-bibliography text:bibliography-data-field="author"/>
            <text:index-entry-span>. </text:index-entry-span>
            <text:index-entry-bibliography text:style-name="Main_20_index_20_entry" text:bibliography-data-field="title"/>
            <text:index-entry-span>. </text:index-entry-span>
            <text:index-entry-bibliography text:bibliography-data-field="edition"/>
            <text:index-entry-span>ª ed. </text:index-entry-span>
            <text:index-entry-bibliography text:bibliography-data-field="address"/>
            <text:index-entry-span>: </text:index-entry-span>
            <text:index-entry-bibliography text:bibliography-data-field="publisher"/>
            <text:index-entry-span>, </text:index-entry-span>
            <text:index-entry-bibliography text:bibliography-data-field="year"/>
            <text:index-entry-span>. </text:index-entry-span>
            <text:index-entry-bibliography text:bibliography-data-field="pages"/>
            <text:index-entry-span> p.</text:index-entry-span>
          </text:bibliography-entry-template>
          <text:bibliography-entry-template text:bibliography-type="booklet"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conference"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custom1"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custom2"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custom3"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custom4"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custom5"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email" text:style-name="Bibliography_20_1">
            <text:index-entry-bibliography text:bibliography-data-field="author"/>
            <text:index-entry-span>. </text:index-entry-span>
            <text:index-entry-bibliography text:style-name="Main_20_index_20_entry" text:bibliography-data-field="title"/>
            <text:index-entry-span>. </text:index-entry-span>
            <text:index-entry-bibliography text:bibliography-data-field="address"/>
            <text:index-entry-span>: </text:index-entry-span>
            <text:index-entry-bibliography text:bibliography-data-field="year"/>
            <text:index-entry-span>. </text:index-entry-span>
            <text:index-entry-bibliography text:bibliography-data-field="pages"/>
            <text:index-entry-span> p. </text:index-entry-span>
            <text:index-entry-bibliography text:bibliography-data-field="howpublished"/>
            <text:index-entry-span> </text:index-entry-span>
            <text:index-entry-bibliography text:bibliography-data-field="institution"/>
            <text:index-entry-span>. </text:index-entry-span>
            <text:index-entry-bibliography text:bibliography-data-field="note"/>
          </text:bibliography-entry-template>
          <text:bibliography-entry-template text:bibliography-type="inbook"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incollection"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inproceedings"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journal"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manual"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mastersthesis"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misc" text:style-name="Bibliography_20_1">
            <text:index-entry-bibliography text:bibliography-data-field="author"/>
            <text:index-entry-span>. </text:index-entry-span>
            <text:index-entry-bibliography text:style-name="Main_20_index_20_entry" text:bibliography-data-field="title"/>
            <text:index-entry-span>. </text:index-entry-span>
            <text:index-entry-bibliography text:bibliography-data-field="year"/>
            <text:index-entry-span> Disponível em &lt;</text:index-entry-span>
            <text:index-entry-bibliography text:bibliography-data-field="url"/>
            <text:index-entry-span>&gt;. Acesso em </text:index-entry-span>
            <text:index-entry-bibliography text:bibliography-data-field="custom1"/>
            <text:index-entry-span>.</text:index-entry-span>
          </text:bibliography-entry-template>
          <text:bibliography-entry-template text:bibliography-type="phdthesis" text:style-name="Bibliography_20_1">
            <text:index-entry-bibliography text:bibliography-data-field="title"/>
            <text:index-entry-span>. </text:index-entry-span>
            <text:index-entry-bibliography text:bibliography-data-field="year"/>
            <text:index-entry-span>. </text:index-entry-span>
            <text:index-entry-bibliography text:bibliography-data-field="annote"/>
            <text:index-entry-span>. Disponível em &lt;</text:index-entry-span>
            <text:index-entry-bibliography text:bibliography-data-field="url"/>
            <text:index-entry-span>&gt;. Acesso em </text:index-entry-span>
            <text:index-entry-bibliography text:bibliography-data-field="custom1"/>
            <text:index-entry-span>.</text:index-entry-span>
          </text:bibliography-entry-template>
          <text:bibliography-entry-template text:bibliography-type="proceedings"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techreport"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unpublished"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www" text:style-name="Bibliography_20_1">
            <text:index-entry-bibliography text:bibliography-data-field="custom1"/>
            <text:index-entry-bibliography text:bibliography-data-field="custom2"/>
            <text:index-entry-bibliography text:bibliography-data-field="custom3"/>
          </text:bibliography-entry-template>
        </text:bibliography-source>
        <text:index-body>
          <text:index-title text:style-name="Sect2" text:name="Bibliography1_Head">
            <text:p text:style-name="Bibliography_20_Heading">Referências Bibliográficas</text:p>
          </text:index-title>
          <text:p text:style-name="P18">ALONI, Dan. Cooperative Linux. <text:span text:style-name="Main_20_index_20_entry">Proceedings of the Linux Symposium</text:span>, Ottawa, v. 1. 2004.</text:p>
          <text:p text:style-name="P18">BORIS, Daniel. <text:span text:style-name="Main_20_index_20_entry">How Do I Write An Emulator?</text:span>. 1999. Disponível em &lt;http://personals.ac.upc.edu/vmoya/docs/HowToDanBoris.txt&gt;. Acesso em 28 ago. 2006.</text:p>
          <text:p text:style-name="P18">BRITISH Computer Society. <text:span text:style-name="Main_20_index_20_entry">A Glossary of Computing Terms</text:span>. 10ª ed. Boston: Addison Wesley, 2002. 390 p.</text:p>
          <text:p text:style-name="P18">CLOCK Signal. <text:span text:style-name="Main_20_index_20_entry"><text:s/>Wikipedia, the Free Encyclopedia</text:span>. <text:s/>Disponível em &lt;http://en.wikipedia.org/wiki/Clock_signal&gt;. Acesso em 28 ago. 2006..</text:p>
          <text:p text:style-name="P18">DEL BARRIO, Victor Moya. <text:span text:style-name="Main_20_index_20_entry">Study of the Techniques for Emulation Programming</text:span>. Barcelona: 2001. 152 p. (Tese de graduação) Facultat d'Informàtica de Barcelona. Disponível em &lt;http://personals.ac.upc.edu/vmoya/docs/emuprog.pdf&gt;. Acesso em 15 ago. 2006.</text:p>
          <text:p text:style-name="P18">FAYZULLIN, Marat. <text:span text:style-name="Main_20_index_20_entry">fMSX: Portable MSX Emulator</text:span>. <text:s/>Disponível em &lt;http://fms.komkon.org/fMSX/&gt;. Acesso em 27 ago. 2006.</text:p>
          <text:p text:style-name="P18">LAUREANO, Marcos. <text:span text:style-name="Main_20_index_20_entry">Máquinas Virtuais e Emuladores</text:span>. 1ª ed. São Paulo: Novatec, 2006. 184 p.</text:p>
          <text:p text:style-name="P18">LINDHOLM, Tim; YELLIN, Frank. <text:span text:style-name="Main_20_index_20_entry">The Java Virtual Machine</text:span>. 2ª ed. Boston: Addison Wesley, 1999. 473 p.</text:p>
          <text:p text:style-name="P18">VMWARE Inc. <text:span text:style-name="Main_20_index_20_entry">Virtualization Overview: VMWare Whitepaper</text:span>. <text:s/>Disponível em &lt;http://www.vmware.com/pdf/virtualization.pdf&gt;. Acesso em 15 ago. 2006.</text:p>
          <text:p text:style-name="P18">VON NEUMANN, John. <text:span text:style-name="Main_20_index_20_entry">First Draft on a Report on the EDVAC</text:span>. Philadelphia: 1945. 101 p. <text:s/>University of Pennsylvania. </text:p>
          <text:p text:style-name="P18">ULTRAHLE: Technical Information. 2006. Descreve informações técnicas do emulador UltraHLE. Disponível em &lt;http://www.emuunlim.com/UltraHLE/old/techinfo.htm&gt;. Acesso em 27. ago 2006.</text:p>
        </text:index-body>
      </text:bibliography>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Palatino Linotype" svg:font-family="'Palatino Linotype'"/>
    <style:font-face style:name="Tahoma1" svg:font-family="Tahoma"/>
    <style:font-face style:name="Courier New" svg:font-family="'Courier New'" style:font-family-generic="modern" style:font-pitch="fixed"/>
    <style:font-face style:name="Courier New1" svg:font-family="'Courier New'" style:font-adornments="Normal" style:font-family-generic="modern" style:font-pitch="fixed"/>
    <style:font-face style:name="Lucida Sans Unicode" svg:font-family="'Lucida Sans Unicode'" style:font-pitch="variable"/>
    <style:font-face style:name="Tahoma" svg:font-family="Tahoma" style:font-pitch="variable"/>
    <style:font-face style:name="Times New Roman1" svg:font-family="'Times New Roman'" style:font-adornments="Bold" style:font-pitch="variable"/>
    <style:font-face style:name="Times New Roman" svg:font-family="'Times New Roman'" style:font-adornments="Regular" style:font-pitch="variable"/>
    <style:font-face style:name="Times New Roman2" svg:font-family="'Times New Roman'" style:font-adornments="Regular"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Palatino Linotype" fo:font-size="12pt" fo:language="pt" fo:country="BR"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25cm" fo:line-height="150%" fo:text-align="justify" style:justify-single-word="false" fo:hyphenation-ladder-count="no-limit" fo:text-indent="1.499cm" style:auto-text-indent="false" fo:background-color="transparent" style:shadow="none">
        <style:tab-stops/>
        <style:background-image/>
      </style:paragraph-properties>
      <style:text-properties style:font-name="Times New Roman" fo:hyphenate="tru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Title" style:next-style-name="Standard" style:class="text" style:default-outline-level="1">
      <style:paragraph-properties fo:margin-left="0cm" fo:margin-right="0cm" fo:margin-top="5.001cm" fo:margin-bottom="1cm" fo:line-height="100%" fo:text-align="center" style:justify-single-word="false" fo:hyphenation-ladder-count="no-limit" fo:text-indent="0cm" style:auto-text-indent="false" fo:break-before="page" fo:background-color="transparent">
        <style:drop-cap/>
        <style:background-image/>
      </style:paragraph-properties>
      <style:text-properties fo:text-transform="uppercase" style:font-name="Times New Roman1" fo:font-size="110%" fo:font-weight="bold" style:font-size-asian="115%" style:font-weight-asian="bold" style:font-size-complex="115%" style:font-weight-complex="bold" fo:hyphenate="false" fo:hyphenation-remain-char-count="2" fo:hyphenation-push-char-count="2"/>
    </style:style>
    <style:style style:name="Heading_20_2" style:display-name="Heading 2" style:family="paragraph" style:parent-style-name="Title" style:next-style-name="Standard" style:class="text" style:default-outline-level="2">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Title"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class="text" style:default-outline-level="8">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Palatino Linotype" style:font-name-complex="Tahoma1"/>
    </style:style>
    <style:style style:name="Table_20_Contents" style:display-name="Table Contents" style:family="paragraph" style:parent-style-name="Standard" style:class="extra">
      <style:paragraph-properties fo:margin-left="0cm" fo:margin-right="0cm" fo:margin-top="0cm" fo:margin-bottom="0cm" fo:line-height="100%" fo:text-indent="0cm" style:auto-text-indent="false" text:number-lines="false" text:line-number="0"/>
    </style:style>
    <style:style style:name="Table_20_Heading" style:display-name="Table Heading" style:family="paragraph" style:parent-style-name="Table_20_Contents" style:class="extra">
      <style:paragraph-properties fo:margin-left="0cm" fo:margin-right="0cm" fo:margin-top="0cm" fo:margin-bottom="0cm" fo:line-height="100%" fo:text-align="center" style:justify-single-word="false" fo:text-indent="0cm" style:auto-text-indent="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style:font-name="Palatino Linotype" fo:font-size="12pt" fo:font-style="italic" style:font-size-asian="12pt" style:font-style-asian="italic" style:font-name-complex="Tahoma1" style:font-size-complex="12pt" style:font-style-complex="italic"/>
    </style:style>
    <style:style style:name="Footnote" style:family="paragraph" style:parent-style-name="Standard" style:class="extra">
      <style:paragraph-properties fo:margin-left="0.499cm" fo:margin-right="0cm" fo:margin-top="0cm" fo:margin-bottom="0cm" fo:line-height="100%"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Palatino Linotype" style:font-name-complex="Tahoma1"/>
    </style:style>
    <style:style style:name="Contents_20_Heading" style:display-name="Contents Heading" style:family="paragraph" style:parent-style-name="Title" style:class="index">
      <style:paragraph-properties fo:margin-left="0cm" fo:margin-right="0cm" fo:margin-top="5.001cm" fo:margin-bottom="0.21cm" fo:text-align="center" style:justify-single-word="false" fo:text-indent="0cm" style:auto-text-indent="false" text:number-lines="false" text:line-number="0"/>
      <style:text-properties style:font-name="Times New Roman1" fo:font-size="15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line-height="100%"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fo:line-height="100%" fo:text-indent="0cm" style:auto-text-indent="false">
        <style:tab-stops>
          <style:tab-stop style:position="15.501cm" style:type="right" style:leader-style="dotted" style:leader-text="."/>
        </style:tab-stops>
      </style:paragraph-properties>
    </style:style>
    <style:style style:name="Bibliography_20_Heading" style:display-name="Bibliography Heading" style:family="paragraph" style:parent-style-name="Title" style:class="index">
      <style:paragraph-properties fo:margin-left="0cm" fo:margin-right="0cm" fo:margin-top="5.001cm" fo:margin-bottom="1cm" fo:text-align="center" style:justify-single-word="false" fo:text-indent="0cm" style:auto-text-indent="false" text:number-lines="false" text:line-number="0"/>
      <style:text-properties fo:text-transform="uppercase" fo:font-size="15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margin-top="0cm" fo:margin-bottom="0.4cm" fo:line-height="100%" fo:text-align="justify" style:justify-single-word="false" fo:hyphenation-ladder-count="no-limit" fo:text-indent="0cm" style:auto-text-indent="false" style:shadow="none">
        <style:tab-stops>
          <style:tab-stop style:position="16cm" style:type="right" style:leader-style="dotted" style:leader-text="."/>
        </style:tab-stops>
      </style:paragraph-properties>
      <style:text-properties style:font-name="Times New Roman" fo:hyphenate="false" fo:hyphenation-remain-char-count="2" fo:hyphenation-push-char-count="2"/>
    </style:style>
    <style:style style:name="Title" style:family="paragraph" style:parent-style-name="Standard" style:next-style-name="Standard" style:class="chapter">
      <style:paragraph-properties fo:margin-top="0.423cm" fo:margin-bottom="0.212cm" fo:text-align="start" style:justify-single-word="false" fo:hyphenation-ladder-count="no-limit" fo:keep-with-next="always"/>
      <style:text-properties style:font-name="Times New Roman1" fo:font-size="14pt" fo:font-weight="bold" style:font-name-asian="Lucida Sans Unicode" style:font-size-asian="14pt" style:font-name-complex="Tahoma" style:font-size-complex="14pt" fo:hyphenate="false" fo:hyphenation-remain-char-count="2" fo:hyphenation-push-char-count="2"/>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apa" style:family="paragraph" style:parent-style-name="Standard" style:class="text">
      <style:paragraph-properties fo:margin-left="0cm" fo:margin-right="0cm" fo:margin-top="0cm" fo:margin-bottom="0cm" fo:line-height="100%" fo:text-align="center" style:justify-single-word="false" fo:text-indent="0cm" style:auto-text-indent="false"/>
      <style:text-properties fo:font-weight="bold"/>
    </style:style>
    <style:style style:name="Resumo" style:family="paragraph" style:parent-style-name="Standard" style:class="text">
      <style:paragraph-properties fo:line-height="100%"/>
    </style:style>
    <style:style style:name="Heading_20_-_20_Sem_20_índice" style:display-name="Heading - Sem índice" style:family="paragraph" style:parent-style-name="Heading_20_1" style:next-style-name="Standard" style:class="text">
      <style:paragraph-properties text:number-lines="false" text:line-number="0"/>
    </style:style>
    <style:style style:name="Bibliografia" style:family="paragraph" style:parent-style-name="Standard" style:class="text">
      <style:paragraph-properties fo:margin-left="0cm" fo:margin-right="0cm" fo:margin-top="0cm" fo:margin-bottom="0.349cm" fo:hyphenation-ladder-count="no-limit" fo:text-indent="0cm" style:auto-text-indent="false"/>
      <style:text-properties fo:hyphenate="false" fo:hyphenation-remain-char-count="2" fo:hyphenation-push-char-count="2"/>
    </style:style>
    <style:style style:name="Citacao" style:family="paragraph" style:parent-style-name="Standard" style:class="text">
      <style:paragraph-properties fo:margin-left="4.001cm" fo:margin-right="0cm" fo:line-height="100%" fo:text-indent="0cm" style:auto-text-indent="false"/>
      <style:text-properties fo:font-size="10pt"/>
    </style:style>
    <style:style style:name="Código" style:family="paragraph" style:parent-style-name="Standard" style:class="text">
      <style:paragraph-properties fo:margin-left="2.701cm" fo:margin-right="0cm" fo:margin-top="0cm" fo:margin-bottom="0cm" fo:line-height="100%" fo:text-align="start" style:justify-single-word="false" fo:text-indent="0cm" style:auto-text-indent="false"/>
      <style:text-properties style:font-name="Courier New1" fo:font-size="11pt"/>
    </style:style>
    <style:style style:name="Footnote_20_Symbol" style:display-name="Footnote Symbol"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Definition" style:family="text"/>
    <text:outline-style>
      <text:outline-level-style text:level="1" text:style-name="Numbering_20_Symbols" style:num-prefix=" " style:num-suffix=" " style:num-format="1">
        <style:list-level-properties text:min-label-distance="0.381cm"/>
      </text:outline-level-style>
      <text:outline-level-style text:level="2" text:style-name="Numbering_20_Symbols" style:num-prefix=" " style:num-suffix=" " style:num-format="1" text:display-levels="2">
        <style:list-level-properties text:min-label-distance="0.381cm"/>
      </text:outline-level-style>
      <text:outline-level-style text:level="3" text:style-name="Numbering_20_Symbols" style:num-prefix=" " style:num-suffix=" " style:num-format="1" text:display-levels="3">
        <style:list-level-properties text:min-label-distance="0.381cm"/>
      </text:outline-level-style>
      <text:outline-level-style text:level="4" text:style-name="Numbering_20_Symbols" style:num-prefix=" " style:num-suffix=" " style:num-format="1" text:display-levels="4">
        <style:list-level-properties text:min-label-distance="0.381cm"/>
      </text:outline-level-style>
      <text:outline-level-style text:level="5" text:style-name="Numbering_20_Symbols" style:num-prefix=" " style:num-suffix=" " style:num-format="1" text:display-levels="5">
        <style:list-level-properties text:min-label-distance="0.381cm"/>
      </text:outline-level-style>
      <text:outline-level-style text:level="6" text:style-name="Numbering_20_Symbols" style:num-prefix=" " style:num-suffix=" " style:num-format="1" text:display-levels="6">
        <style:list-level-properties text:min-label-distance="0.381cm"/>
      </text:outline-level-style>
      <text:outline-level-style text:level="7" text:style-name="Numbering_20_Symbols" style:num-prefix=" " style:num-suffix=" " style:num-format="1" text:display-levels="7">
        <style:list-level-properties text:min-label-distance="0.381cm"/>
      </text:outline-level-style>
      <text:outline-level-style text:level="8" text:style-name="Numbering_20_Symbols" style:num-prefix=" " style:num-suffix=" " style:num-format="1" text:display-levels="8">
        <style:list-level-properties text:min-label-distance="0.381cm"/>
      </text:outline-level-style>
      <text:outline-level-style text:level="9" text:style-name="Numbering_20_Symbols" style:num-prefix=" " style:num-suffix=" " style:num-format="1" text:display-levels="9">
        <style:list-level-properties text:min-label-distance="0.381cm"/>
      </text:outline-level-style>
      <text:outline-level-style text:level="10" text:style-name="Numbering_20_Symbols" style:num-prefix=" " style:num-suffix=" " style:num-format="1" text:display-levels="10">
        <style:list-level-properties text:min-label-distance="0.381cm"/>
      </text:outline-level-style>
    </text:outline-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by-position="false" text:sort-algorithm="alphanumeric" fo:language="pt" fo:country="BR">
      <text:sort-key text:key="author" text:sort-ascending="true"/>
      <text:sort-key text:key="title" text:sort-ascending="true"/>
    </text:bibliography-configuration>
    <text:linenumbering-configuration text:number-lines="false" text:offset="0.499cm" style:num-format="1" text:number-position="left" text:increment="5"/>
  </office:styles>
  <office:automatic-styles>
    <style:page-layout style:name="pm1">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meta:initial-creator>André Wagner</meta:initial-creator>
    <meta:creation-date>2006-08-26T13:20:22</meta:creation-date>
    <dc:creator>André Wagner</dc:creator>
    <dc:date>2006-09-02T18:43:19</dc:date>
    <dc:language>pt-BR</dc:language>
    <meta:editing-cycles>199</meta:editing-cycles>
    <meta:editing-duration>PT8H47M59S</meta:editing-duration>
    <meta:user-defined meta:name="Info 1"/>
    <meta:user-defined meta:name="Info 2"/>
    <meta:user-defined meta:name="Info 3"/>
    <meta:user-defined meta:name="Info 4"/>
    <meta:document-statistic meta:table-count="1" meta:image-count="0" meta:object-count="0" meta:page-count="19" meta:paragraph-count="132" meta:word-count="2959" meta:character-count="19179"/>
  </office:meta>
</office:document-meta>
</file>